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“The only ones who will ever say that effort always pays off are those for whom it has paid off. The rest of us know it’s not true. I know it’s not true.”</text:p>
      <text:p text:style-name="Normal">あのさ、ハーモニー、言葉が読めなくなるほど涙を引き出す物語がいい。</text:p>
      <text:p text:style-name="Normal">“I want to believe that... It wasn’t all for nothing. That somewhere, somehow, even if I can never see it, my efforts will bear fruit, that they will help someone smile. だから、わがまま言わせたら、できれば、私の分も幸せになってね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